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909cm" fo:min-width="5.723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919cm" fo:min-width="1.74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93cm" fo:min-width="2.359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656cm" fo:min-width="2.612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4.322cm" fo:min-width="5.723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544cm" fo:min-width="5.7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P1" style:family="paragraph">
      <style:paragraph-properties fo:text-align="center"/>
      <style:text-properties style:text-position="0% 100%" fo:font-size="18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  <style:text-properties style:text-position="0% 100%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2.159cm" svg:x="3.921cm" svg:y="4.81cm">
          <text:p text:style-name="P1">Current = S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75cm" svg:height="1.651cm" svg:x="5.318cm" svg:y="1.508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715cm" svg:height="3.683cm" svg:x="4.048cm" svg:y="8.747cm">
          <text:p text:style-name="P3">Is Current a </text:p>
          <text:p text:style-name="P3">leaf n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6.223cm" svg:height="2.159cm" svg:x="3.921cm" svg:y="13.954cm">
          <text:p text:style-name="P1">Current = child node</text:p>
          <text:p text:style-name="P1">Of current that</text:p>
          <text:p text:style-name="P1">Maximizes UCB1(S<text:span text:style-name="T2">i</text:span><text:span text:style-name="T3">)</text:span> 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23cm" svg:height="3.81cm" svg:x="13.446cm" svg:y="8.747cm">
          <text:p text:style-name="P3">Is the n<text:span text:style-name="T2">i</text:span></text:p>
          <text:p text:style-name="P3"><text:span text:style-name="T3">for current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6.223cm" svg:height="4.572cm" svg:x="12.684cm" svg:y="13.573cm">
          <text:p text:style-name="P1">For each available </text:p>
          <text:p text:style-name="P1">action from current</text:p>
          <text:p text:style-name="P1">add a new state</text:p>
          <text:p text:style-name="P1"><text:s/>to the tree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2.159cm" svg:x="14.081cm" svg:y="4.683cm">
          <text:p text:style-name="P1">Rollou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23cm" svg:height="2.794cm" svg:x="12.557cm" svg:y="19.415cm">
          <text:p text:style-name="P1">Current is the </text:p>
          <text:p text:style-name="P1">first child node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2.159cm" svg:x="12.557cm" svg:y="23.86cm">
          <text:p text:style-name="P1">Rollout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6.842cm" svg:y1="3.159cm" svg:x2="6.842cm" svg:y2="4.937cm">
          <text:p/>
        </draw:line>
        <draw:line draw:style-name="gr7" draw:text-style-name="P5" draw:layer="layout" svg:x1="6.969cm" svg:y1="6.969cm" svg:x2="6.969cm" svg:y2="8.874cm">
          <text:p/>
        </draw:line>
        <draw:line draw:style-name="gr7" draw:text-style-name="P5" draw:layer="layout" svg:x1="9.763cm" svg:y1="10.779cm" svg:x2="13.573cm" svg:y2="10.779cm">
          <text:p/>
        </draw:line>
        <draw:line draw:style-name="gr7" draw:text-style-name="P5" draw:layer="layout" svg:x1="6.842cm" svg:y1="12.43cm" svg:x2="6.842cm" svg:y2="14.081cm">
          <text:p/>
        </draw:line>
        <draw:line draw:style-name="gr7" draw:text-style-name="P5" draw:layer="layout" svg:x1="16.621cm" svg:y1="12.557cm" svg:x2="16.621cm" svg:y2="13.573cm">
          <text:p/>
        </draw:line>
        <draw:line draw:style-name="gr7" draw:text-style-name="P5" draw:layer="layout" svg:x1="16.494cm" svg:y1="8.62cm" svg:x2="16.494cm" svg:y2="6.715cm">
          <text:p/>
        </draw:line>
        <draw:line draw:style-name="gr7" draw:text-style-name="P5" draw:layer="layout" svg:x1="15.732cm" svg:y1="18.145cm" svg:x2="15.732cm" svg:y2="19.542cm">
          <text:p/>
        </draw:line>
        <draw:line draw:style-name="gr7" draw:text-style-name="P5" draw:layer="layout" svg:x1="15.732cm" svg:y1="22.209cm" svg:x2="15.732cm" svg:y2="23.987cm">
          <text:p/>
        </draw:line>
        <draw:frame draw:style-name="gr8" draw:text-style-name="P6" draw:layer="layout" svg:width="1.535cm" svg:height="0.962cm" svg:x="14.462cm" svg:y="7.531cm">
          <draw:text-box>
            <text:p>Yes</text:p>
          </draw:text-box>
        </draw:frame>
        <draw:frame draw:style-name="gr8" draw:text-style-name="P6" draw:layer="layout" svg:width="1.311cm" svg:height="0.962cm" svg:x="6.969cm" svg:y="12.611cm">
          <draw:text-box>
            <text:p>No</text:p>
          </draw:text-box>
        </draw:frame>
        <draw:frame draw:style-name="gr8" draw:text-style-name="P6" draw:layer="layout" svg:width="1.535cm" svg:height="0.962cm" svg:x="10.525cm" svg:y="9.436cm">
          <draw:text-box>
            <text:p>Yes</text:p>
          </draw:text-box>
        </draw:frame>
        <draw:frame draw:style-name="gr9" draw:text-style-name="P6" draw:layer="layout" svg:width="1.311cm" svg:height="0.962cm" svg:x="14.802cm" svg:y="12.43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6:20:17.618497498</meta:creation-date>
    <dc:date>2019-09-25T17:35:27.026058637</dc:date>
    <meta:editing-duration>PT1H4M58S</meta:editing-duration>
    <meta:editing-cycles>4</meta:editing-cycles>
    <meta:generator>LibreOffice/6.0.7.3$Linux_X86_64 LibreOffice_project/00m0$Build-3</meta:generator>
    <meta:document-statistic meta:object-count="21"/>
  </office:meta>
</office:document-meta>
</file>